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3146in" style:rel-column-width="31367*"/>
    </style:style>
    <style:style style:name="Table1.B" style:family="table-column">
      <style:table-column-properties style:column-width="3.6104in" style:rel-column-width="341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255" officeooo:paragraph-rsid="00049255"/>
    </style:style>
    <style:style style:name="P2" style:family="paragraph" style:parent-style-name="Standard">
      <style:paragraph-properties fo:text-align="center" style:justify-single-word="false"/>
      <style:text-properties officeooo:rsid="00049255" officeooo:paragraph-rsid="00049255"/>
    </style:style>
    <style:style style:name="P3" style:family="paragraph" style:parent-style-name="Standard">
      <style:text-properties fo:font-style="italic" officeooo:rsid="00049255" officeooo:paragraph-rsid="00049255" style:font-style-asian="italic" style:font-style-complex="italic"/>
    </style:style>
    <style:style style:name="P4" style:family="paragraph" style:parent-style-name="Standard">
      <style:text-properties officeooo:rsid="0005fafd" officeooo:paragraph-rsid="0005fafd"/>
    </style:style>
    <style:style style:name="P5" style:family="paragraph" style:parent-style-name="Standard">
      <style:text-properties officeooo:rsid="0007ef11" officeooo:paragraph-rsid="0007ef11"/>
    </style:style>
    <style:style style:name="P6" style:family="paragraph" style:parent-style-name="Standard">
      <style:text-properties officeooo:rsid="000821b3" officeooo:paragraph-rsid="000821b3"/>
    </style:style>
    <style:style style:name="P7" style:family="paragraph" style:parent-style-name="Standard">
      <style:text-properties officeooo:rsid="0008e38a" officeooo:paragraph-rsid="0008e38a"/>
    </style:style>
    <style:style style:name="P8" style:family="paragraph" style:parent-style-name="Standard">
      <style:text-properties officeooo:rsid="0009c4d4" officeooo:paragraph-rsid="0009c4d4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08e38a" officeooo:paragraph-rsid="0008e38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8e38a" officeooo:paragraph-rsid="0008e38a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9c4d4" officeooo:paragraph-rsid="0009c4d4" style:font-size-asian="12pt" style:font-size-complex="12pt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Standard" style:list-style-name="L1">
      <style:text-properties officeooo:rsid="0007ef11" officeooo:paragraph-rsid="0007ef11"/>
    </style:style>
    <style:style style:name="P14" style:family="paragraph" style:parent-style-name="Standard" style:list-style-name="L1">
      <style:text-properties officeooo:rsid="00049255" officeooo:paragraph-rsid="0007ef11"/>
    </style:style>
    <style:style style:name="T1" style:family="text">
      <style:text-properties officeooo:rsid="00049255"/>
    </style:style>
    <style:style style:name="T2" style:family="text">
      <style:text-properties officeooo:rsid="0007ef11"/>
    </style:style>
    <style:style style:name="T3" style:family="text">
      <style:text-properties officeooo:rsid="0008e38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officeooo:rsid="000bb267"/>
    </style:style>
    <style:style style:name="T7" style:family="text">
      <style:text-properties officeooo:rsid="000cc4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clusive Theorem</text:p>
      <text:p text:style-name="P2">by Sven Nilsen, 2020</text:p>
      <text:p text:style-name="P1"/>
      <text:p text:style-name="P3">In this paper I present an exclusive theorem found in Path Semantical Logic.</text:p>
      <text:p text:style-name="P1"/>
      <text:p text:style-name="P1">The Exclusive Theorem is a proof in Path Semantical Logic<text:span text:style-name="T5"><text:reference-ref text:reference-format="text" text:ref-name="path semantical logic">[1]</text:reference-ref></text:span>:</text:p>
      <text:p text:style-name="P1"/>
      <text:p text:style-name="P1"><text:tab/>(tr, fa) (B, C):</text:p>
      <text:p text:style-name="P1"><text:tab/>tr(B), B=&gt;(tr ⊻ fa), B¬=C <text:s/>=&gt; <text:s/>tr ⊻ fa</text:p>
      <text:p text:style-name="P1"/>
      <text:p text:style-name="P1">Where the tuple `(tr, fa)` has level 1 and the tuple `(B, C)` has level 0.</text:p>
      <text:p text:style-name="P1">The notation `tr(B)` means `tr=&gt;B` where `B` is at a lower level.</text:p>
      <text:p text:style-name="P1"/>
      <text:p text:style-name="P5">The propositions `tr` and `fa` are used with Boolean intuition, where `true` and `false` are <text:span text:style-name="T7">exclusive</text:span>.</text:p>
      <text:p text:style-name="P1"/>
      <text:p text:style-name="P5">Thing that are not provable:</text:p>
      <text:p text:style-name="P5"/>
      <text:list xml:id="list4357433174981361859" text:style-name="L1">
        <text:list-item>
          <text:p text:style-name="P13">fa(B)</text:p>
        </text:list-item>
        <text:list-item>
          <text:p text:style-name="P13">B</text:p>
        </text:list-item>
        <text:list-item>
          <text:p text:style-name="P14">¬<text:span text:style-name="T2">(tr=&gt;C)</text:span></text:p>
        </text:list-item>
        <text:list-item>
          <text:p text:style-name="P14">¬<text:span text:style-name="T2">(fa=&gt;C)</text:span></text:p>
        </text:list-item>
      </text:list>
      <text:p text:style-name="P1"/>
      <text:p text:style-name="P4">One can prove `C=&gt;fa`.</text:p>
      <text:p text:style-name="P4"/>
      <text:p text:style-name="P4">If `fa(B)` is added as assumption, then one can prove `C=&gt;tr` and therefore `<text:span text:style-name="T1">¬</text:span>C` <text:span text:style-name="T2">and `B`</text:span>.</text:p>
      <text:p text:style-name="P4"/>
      <text:p text:style-name="P6">One can prove `fa(B) ∨ fa(C)`, but not `fa(B) <text:span text:style-name="T1">⊻</text:span> fa(C)`.</text:p>
      <text:p text:style-name="P6">Similarly, one can prove `tr(B) ∨ tr(C)` (trivial, <text:span text:style-name="T3">since `tr(B)`</text:span>), but not `tr(B) <text:span text:style-name="T1">⊻</text:span> tr(C)`.</text:p>
      <text:p text:style-name="P6"/>
      <text:p text:style-name="P6">One can prove:</text:p>
      <text:p text:style-name="P6"/>
      <text:p text:style-name="P6"><text:tab/>fa(B) ∧ tr(B) <text:s/>¬= <text:s/>fa(C) ∧ tr(C)<text:line-break/></text:p>
      <text:p text:style-name="P7">Here is a table of the possible cases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B</text:p>
          </table:table-cell>
          <table:table-cell table:style-name="Table1.B1" office:value-type="string">
            <text:p text:style-name="P9">C</text:p>
          </table:table-cell>
        </table:table-row>
        <table:table-row>
          <table:table-cell table:style-name="Table1.A2" office:value-type="string">
            <text:p text:style-name="P10">tr</text:p>
          </table:table-cell>
          <table:table-cell table:style-name="Table1.B2" office:value-type="string">
            <text:p text:style-name="P10">tr, fa</text:p>
          </table:table-cell>
        </table:table-row>
        <table:table-row>
          <table:table-cell table:style-name="Table1.A2" office:value-type="string">
            <text:p text:style-name="P11">tr, fa</text:p>
          </table:table-cell>
          <table:table-cell table:style-name="Table1.B2" office:value-type="string">
            <text:p text:style-name="P11">tr</text:p>
          </table:table-cell>
        </table:table-row>
        <table:table-row>
          <table:table-cell table:style-name="Table1.A2" office:value-type="string">
            <text:p text:style-name="P11">tr, fa</text:p>
          </table:table-cell>
          <table:table-cell table:style-name="Table1.B2" office:value-type="string">
            <text:p text:style-name="P11">fa</text:p>
          </table:table-cell>
        </table:table-row>
      </table:table>
      <text:p text:style-name="P6"/>
      <text:p text:style-name="P8">Notice that there <text:span text:style-name="T6">is</text:span> no case where `C` is uninhabited.</text:p>
      <text:h text:style-name="P12" text:outline-level="3">References:</text:h>
      <text:p text:style-name="P8"/>
      <text:p text:style-name="P8"><text:reference-mark-start text:name="path semantical logic"/>[1]<text:reference-mark-end text:name="path semantical logic"/><text:tab/>“Path Semantical Logic”</text:p>
      <text:p text:style-name="P8"><text:tab/>AdvancedResearch, reading sequence on Path Semantics</text:p>
      <text:p text:style-name="P8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0:56:12.032234000</meta:creation-date>
    <dc:date>2020-09-06T12:08:56.616919000</dc:date>
    <meta:editing-duration>PT2M4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34" meta:word-count="196" meta:character-count="1138" meta:non-whitespace-character-count="970"/>
  </office:meta>
</office:document-meta>
</file>